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088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66c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  <style:style style:name="ce9" style:family="table-cell" style:parent-style-name="Default" style:data-style-name="N11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4">
      <style:table-cell-properties fo:border="0.74pt solid #000000"/>
    </style:style>
    <style:style style:name="ce11" style:family="table-cell" style:parent-style-name="Default" style:data-style-name="N4">
      <style:table-cell-properties fo:border="none"/>
    </style:style>
    <style:style style:name="ce12" style:family="table-cell" style:parent-style-name="Default" style:data-style-name="N11">
      <style:table-cell-properties fo:background-color="#ffb66c" fo:border="0.74pt solid #000000"/>
    </style:style>
    <style:style style:name="ce13" style:family="table-cell" style:parent-style-name="Default">
      <style:table-cell-properties fo:background-color="#ffb66c" fo:border="0.74pt solid #000000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5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default-cell-style-name="ce10"/>
        <table:table-column table:style-name="co1" table:number-columns-repeated="2" table:default-cell-style-name="ce5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or</text:p>
          </table:table-cell>
          <table:covered-table-cell table:number-columns-repeated="13" table:style-name="ce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LUMNAT</text:p>
          </table:table-cell>
          <table:covered-table-cell table:style-name="ce6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6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gnoms</text:p>
          </table:table-cell>
          <table:table-cell table:style-name="ce2" office:value-type="string" calcext:value-type="string" table:number-columns-spanned="1" table:number-rows-spanned="2">
            <text:p>NOM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X3</text:p>
          </table:table-cell>
          <table:table-cell table:style-name="ce6" office:value-type="string" calcext:value-type="string">
            <text:p>A casa</text:p>
          </table:table-cell>
          <table:table-cell table:style-name="ce13" office:value-type="string" calcext:value-type="string">
            <text:p>A classe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covered-table-cell table:number-columns-repeated="2" table:style-name="ce6"/>
          <table:table-cell table:style-name="ce9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2"/>
          <table:table-cell table:style-name="ce9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2"/>
          <table:table-cell table:style-name="ce9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2"/>
          <table:table-cell table:style-name="ce9" office:value-type="percentage" office:value="0.1" calcext:value-type="percentage" table:number-columns-spanned="2" table:number-rows-spanned="1">
            <text:p>10,00 %</text:p>
          </table:table-cell>
          <table:covered-table-cell table:style-name="ce12"/>
          <table:covered-table-cell table:style-name="ce6"/>
          <table:table-cell table:number-columns-repeated="2"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ebastian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formula="of:=(([.D6]+[.E6]+[.F6])/3)*[.D$5] + (([.G6]+[.H6]+[.I6])/3)*[.G$5]+(([.J6]+[.K6]+[.L6])/3)*[.J$5]+(([.M6]+[.N6])/2)*[.M$5]" office:value-type="float" office:value="7.36666666666667" calcext:value-type="float">
            <text:p>7,3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table:number-columns-repeated="2" office:value-type="float" office:value="10" calcext:value-type="float">
            <text:p>10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5" calcext:value-type="float">
            <text:p>5,0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(([.D7]+[.E7]+[.F7])/3)*[.D$5] + (([.G7]+[.H7]+[.I7])/3)*[.G$5]+(([.J7]+[.K7]+[.L7])/3)*[.J$5]+(([.M7]+[.N7])/2)*[.M$5]" office:value-type="float" office:value="7" calcext:value-type="float">
            <text:p>7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 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2" office:value-type="float" office:value="9" calcext:value-type="float">
            <text:p>9,00</text:p>
          </table:table-cell>
          <table:table-cell table:formula="of:=(([.D8]+[.E8]+[.F8])/3)*[.D$5] + (([.G8]+[.H8]+[.I8])/3)*[.G$5]+(([.J8]+[.K8]+[.L8])/3)*[.J$5]+(([.M8]+[.N8])/2)*[.M$5]" office:value-type="float" office:value="7.43333333333333" calcext:value-type="float">
            <text:p>7,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number-columns-repeated="4" office:value-type="float" office:value="7" calcext:value-type="float">
            <text:p>7,00</text:p>
          </table:table-cell>
          <table:table-cell table:formula="of:=(([.D9]+[.E9]+[.F9])/3)*[.D$5] + (([.G9]+[.H9]+[.I9])/3)*[.G$5]+(([.J9]+[.K9]+[.L9])/3)*[.J$5]+(([.M9]+[.N9])/2)*[.M$5]" office:value-type="float" office:value="7.53333333333333" calcext:value-type="float">
            <text:p>7,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ntes</text:p>
          </table:table-cell>
          <table:table-cell office:value-type="string" calcext:value-type="string">
            <text:p>Alvaro 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table:number-columns-repeated="3"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(([.D10]+[.E10]+[.F10])/3)*[.D$5] + (([.G10]+[.H10]+[.I10])/3)*[.G$5]+(([.J10]+[.K10]+[.L10])/3)*[.J$5]+(([.M10]+[.N10])/2)*[.M$5]" office:value-type="float" office:value="7.13333333333333" calcext:value-type="float">
            <text:p>7,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u</text:p>
          </table:table-cell>
          <table:table-cell office:value-type="string" calcext:value-type="string">
            <text:p>Fede</text:p>
          </table:table-cell>
          <table:table-cell table:number-columns-repeated="3"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9" calcext:value-type="float">
            <text:p>9,00</text:p>
          </table:table-cell>
          <table:table-cell table:formula="of:=(([.D11]+[.E11]+[.F11])/3)*[.D$5] + (([.G11]+[.H11]+[.I11])/3)*[.G$5]+(([.J11]+[.K11]+[.L11])/3)*[.J$5]+(([.M11]+[.N11])/2)*[.M$5]" office:value-type="float" office:value="7.76666666666667" calcext:value-type="float">
            <text:p>7,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saac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9" calcext:value-type="float">
            <text:p>9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table:formula="of:=(([.D12]+[.E12]+[.F12])/3)*[.D$5] + (([.G12]+[.H12]+[.I12])/3)*[.G$5]+(([.J12]+[.K12]+[.L12])/3)*[.J$5]+(([.M12]+[.N12])/2)*[.M$5]" office:value-type="float" office:value="7.11666666666667" calcext:value-type="float">
            <text:p>7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formula="of:=(([.D13]+[.E13]+[.F13])/3)*[.D$5] + (([.G13]+[.H13]+[.I13])/3)*[.G$5]+(([.J13]+[.K13]+[.L13])/3)*[.J$5]+(([.M13]+[.N13])/2)*[.M$5]" office:value-type="float" office:value="6.41666666666667" calcext:value-type="float">
            <text:p>6,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udabets</text:p>
          </table:table-cell>
          <table:table-cell office:value-type="string" calcext:value-type="string">
            <text:p>Josep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formula="of:=(([.D14]+[.E14]+[.F14])/3)*[.D$5] + (([.G14]+[.H14]+[.I14])/3)*[.G$5]+(([.J14]+[.K14]+[.L14])/3)*[.J$5]+(([.M14]+[.N14])/2)*[.M$5]" office:value-type="float" office:value="6.81666666666667" calcext:value-type="float">
            <text:p>6,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nandez</text:p>
          </table:table-cell>
          <table:table-cell office:value-type="string" calcext:value-type="string">
            <text:p>Ian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(([.D15]+[.E15]+[.F15])/3)*[.D$5] + (([.G15]+[.H15]+[.I15])/3)*[.G$5]+(([.J15]+[.K15]+[.L15])/3)*[.J$5]+(([.M15]+[.N15])/2)*[.M$5]" office:value-type="float" office:value="7.31666666666667" calcext:value-type="float">
            <text:p>7,3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gdaleno</text:p>
          </table:table-cell>
          <table:table-cell office:value-type="string" calcext:value-type="string">
            <text:p>Jose Luis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formula="of:=(([.D16]+[.E16]+[.F16])/3)*[.D$5] + (([.G16]+[.H16]+[.I16])/3)*[.G$5]+(([.J16]+[.K16]+[.L16])/3)*[.J$5]+(([.M16]+[.N16])/2)*[.M$5]" office:value-type="float" office:value="7" calcext:value-type="float">
            <text:p>7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celo</text:p>
          </table:table-cell>
          <table:table-cell office:value-type="string" calcext:value-type="string">
            <text:p>Hugo </text:p>
          </table:table-cell>
          <table:table-cell office:value-type="float" office:value="10" calcext:value-type="float">
            <text:p>10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table:number-columns-repeated="2" office:value-type="float" office:value="7" calcext:value-type="float">
            <text:p>7,00</text:p>
          </table:table-cell>
          <table:table-cell table:formula="of:=(([.D17]+[.E17]+[.F17])/3)*[.D$5] + (([.G17]+[.H17]+[.I17])/3)*[.G$5]+(([.J17]+[.K17]+[.L17])/3)*[.J$5]+(([.M17]+[.N17])/2)*[.M$5]" office:value-type="float" office:value="5.96666666666667" calcext:value-type="float">
            <text:p>5,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zaroual</text:p>
          </table:table-cell>
          <table:table-cell office:value-type="string" calcext:value-type="string">
            <text:p>Anas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table:formula="of:=(([.D18]+[.E18]+[.F18])/3)*[.D$5] + (([.G18]+[.H18]+[.I18])/3)*[.G$5]+(([.J18]+[.K18]+[.L18])/3)*[.J$5]+(([.M18]+[.N18])/2)*[.M$5]" office:value-type="float" office:value="6.48333333333333" calcext:value-type="float">
            <text:p>6,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apata</text:p>
          </table:table-cell>
          <table:table-cell office:value-type="string" calcext:value-type="string">
            <text:p>Leiner</text:p>
          </table:table-cell>
          <table:table-cell office:value-type="float" office:value="5" calcext:value-type="float">
            <text:p>5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table:formula="of:=(([.D19]+[.E19]+[.F19])/3)*[.D$5] + (([.G19]+[.H19]+[.I19])/3)*[.G$5]+(([.J19]+[.K19]+[.L19])/3)*[.J$5]+(([.M19]+[.N19])/2)*[.M$5]" office:value-type="float" office:value="7.01666666666667" calcext:value-type="float">
            <text:p>7,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is</text:p>
          </table:table-cell>
          <table:table-cell office:value-type="string" calcext:value-type="string">
            <text:p>Fabricio</text:p>
          </table:table-cell>
          <table:table-cell office:value-type="float" office:value="10" calcext:value-type="float">
            <text:p>10,00</text:p>
          </table:table-cell>
          <table:table-cell office:value-type="float" office:value="7" calcext:value-type="float">
            <text:p>7,00</text:p>
          </table:table-cell>
          <table:table-cell office:value-type="float" office:value="6" calcext:value-type="float">
            <text:p>6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8" calcext:value-type="float">
            <text:p>8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formula="of:=(([.D20]+[.E20]+[.F20])/3)*[.D$5] + (([.G20]+[.H20]+[.I20])/3)*[.G$5]+(([.J20]+[.K20]+[.L20])/3)*[.J$5]+(([.M20]+[.N20])/2)*[.M$5]" office:value-type="float" office:value="6.98333333333333" calcext:value-type="float">
            <text:p>6,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nju</text:p>
          </table:table-cell>
          <table:table-cell office:value-type="string" calcext:value-type="string">
            <text:p>Joan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table:number-columns-repeated="2" office:value-type="float" office:value="6" calcext:value-type="float">
            <text:p>6,00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6" calcext:value-type="float">
            <text:p>6,00</text:p>
          </table:table-cell>
          <table:table-cell table:formula="of:=(([.D21]+[.E21]+[.F21])/3)*[.D$5] + (([.G21]+[.H21]+[.I21])/3)*[.G$5]+(([.J21]+[.K21]+[.L21])/3)*[.J$5]+(([.M21]+[.N21])/2)*[.M$5]" office:value-type="float" office:value="5.83333333333333" calcext:value-type="float">
            <text:p>5,83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ce11" table:number-columns-repeated="11"/>
          <table:table-cell table:style-name="ce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43:56.768319014</meta:creation-date>
    <dc:date>2024-01-15T10:36:04.604098481</dc:date>
    <meta:editing-duration>PT9M21S</meta:editing-duration>
    <meta:editing-cycles>2</meta:editing-cycles>
    <meta:generator>LibreOffice/7.3.7.2$Linux_X86_64 LibreOffice_project/30$Build-2</meta:generator>
    <meta:document-statistic meta:table-count="1" meta:cell-count="248" meta:object-count="0"/>
  </office:meta>
</office:document-meta>
</file>